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9fafc"/>
    </style:style>
    <style:style style:name="P2" style:family="paragraph" style:parent-style-name="Text_20_body">
      <style:paragraph-properties fo:text-align="justify" style:justify-single-word="false"/>
      <style:text-properties officeooo:rsid="001b2b4f" officeooo:paragraph-rsid="001b2b4f"/>
    </style:style>
    <style:style style:name="P3" style:family="paragraph" style:parent-style-name="Text_20_body">
      <style:paragraph-properties fo:text-align="justify" style:justify-single-word="false"/>
      <style:text-properties officeooo:rsid="001bc98f" officeooo:paragraph-rsid="001bc98f"/>
    </style:style>
    <style:style style:name="P4" style:family="paragraph" style:parent-style-name="Text_20_body">
      <style:paragraph-properties fo:text-align="justify" style:justify-single-word="false"/>
      <style:text-properties fo:font-weight="bold" officeooo:rsid="001b2b4f" officeooo:paragraph-rsid="001b2b4f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bc98f" officeooo:paragraph-rsid="001bc98f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1bc98f" officeooo:paragraph-rsid="0024fde1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1ccfbc" officeooo:paragraph-rsid="001ccfbc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23e28f" officeooo:paragraph-rsid="0023e28f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1bc98f" officeooo:paragraph-rsid="0024fde1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officeooo:rsid="0021fccb" officeooo:paragraph-rsid="0021fccb"/>
    </style:style>
    <style:style style:name="P11" style:family="paragraph" style:parent-style-name="Text_20_body">
      <style:paragraph-properties fo:text-align="justify" style:justify-single-word="false"/>
      <style:text-properties officeooo:rsid="0022bde9" officeooo:paragraph-rsid="0022bde9"/>
    </style:style>
    <style:style style:name="P12" style:family="paragraph" style:parent-style-name="Text_20_body">
      <style:paragraph-properties fo:text-align="justify" style:justify-single-word="false"/>
      <style:text-properties officeooo:rsid="00293aac" officeooo:paragraph-rsid="00293aac"/>
    </style:style>
    <style:style style:name="P13" style:family="paragraph" style:parent-style-name="Text_20_body">
      <style:paragraph-properties fo:text-align="justify" style:justify-single-word="false"/>
      <style:text-properties officeooo:rsid="001b2b4f" officeooo:paragraph-rsid="002b95b8"/>
    </style:style>
    <style:style style:name="P14" style:family="paragraph" style:parent-style-name="Text_20_body">
      <style:paragraph-properties fo:text-align="justify" style:justify-single-word="false"/>
      <style:text-properties officeooo:rsid="001b2b4f" officeooo:paragraph-rsid="002c144a"/>
    </style:style>
    <style:style style:name="P15" style:family="paragraph" style:parent-style-name="Text_20_body">
      <style:paragraph-properties fo:text-align="justify" style:justify-single-word="false"/>
      <style:text-properties officeooo:rsid="001b2b4f" officeooo:paragraph-rsid="001b2b4f"/>
    </style:style>
    <style:style style:name="P16" style:family="paragraph" style:parent-style-name="Text_20_body">
      <style:paragraph-properties fo:text-align="center" style:justify-single-word="false"/>
      <style:text-properties officeooo:rsid="001b2b4f" officeooo:paragraph-rsid="0019fafc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1ccfbc" officeooo:paragraph-rsid="002b95b8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2ba1a9" officeooo:paragraph-rsid="002ba1a9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1b2b4f" officeooo:paragraph-rsid="002c144a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1bc98f" officeooo:paragraph-rsid="0024fde1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weight="bold" officeooo:rsid="001b2b4f" officeooo:paragraph-rsid="002c144a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23e28f" officeooo:paragraph-rsid="002c144a" style:font-weight-asian="bold" style:font-weight-complex="bold"/>
    </style:style>
    <style:style style:name="P23" style:family="paragraph" style:parent-style-name="Heading_20_1">
      <style:paragraph-properties fo:text-align="center" style:justify-single-word="false"/>
      <style:text-properties officeooo:rsid="0019fafc" officeooo:paragraph-rsid="0019fafc"/>
    </style:style>
    <style:style style:name="T1" style:family="text">
      <style:text-properties officeooo:rsid="001bbcb7"/>
    </style:style>
    <style:style style:name="T2" style:family="text">
      <style:text-properties officeooo:rsid="001bf235"/>
    </style:style>
    <style:style style:name="T3" style:family="text">
      <style:text-properties officeooo:rsid="001e2285"/>
    </style:style>
    <style:style style:name="T4" style:family="text">
      <style:text-properties officeooo:rsid="001fd64e"/>
    </style:style>
    <style:style style:name="T5" style:family="text">
      <style:text-properties officeooo:rsid="0024fde1"/>
    </style:style>
    <style:style style:name="T6" style:family="text">
      <style:text-properties officeooo:rsid="00273ff0"/>
    </style:style>
    <style:style style:name="T7" style:family="text">
      <style:text-properties officeooo:rsid="002b95b8"/>
    </style:style>
    <style:style style:name="T8" style:family="text">
      <style:text-properties fo:font-weight="normal" officeooo:rsid="00293aac" style:font-weight-asian="normal" style:font-weight-complex="normal"/>
    </style:style>
    <style:style style:name="T9" style:family="text">
      <style:text-properties officeooo:rsid="002c144a"/>
    </style:style>
    <style:style style:name="T10" style:family="text">
      <style:text-properties officeooo:rsid="002cf2db"/>
    </style:style>
    <style:style style:name="T11" style:family="text">
      <style:text-properties officeooo:rsid="002ee4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Assembler Data Structures</text:h>
      <text:p text:style-name="P1"/>
      <text:p text:style-name="P10">Contadores de linha e de posição</text:p>
      <text:p text:style-name="P10"/>
      <text:p text:style-name="P11">Sec_text, Sec_data</text:p>
      <text:p text:style-name="P16"/>
      <text:p text:style-name="P22">EQU Table</text:p>
      <text:p text:style-name="P14"><text:tab/><text:span text:style-name="T7">Escopo: passagem de pré-processamento</text:span></text:p>
      <text:p text:style-name="P14"><text:tab/><text:span text:style-name="T9">Dinâmica</text:span></text:p>
      <text:p text:style-name="P19"><text:span text:style-name="T6"><text:tab/>Label, Valor</text:span></text:p>
      <text:p text:style-name="P21">Macro Table</text:p>
      <text:p text:style-name="P14"><text:tab/><text:span text:style-name="T7">Escopo: passagem 0</text:span></text:p>
      <text:p text:style-name="P14"><text:tab/><text:span text:style-name="T9">Dinâmica</text:span></text:p>
      <text:p text:style-name="P4">Operation Table</text:p>
      <text:p text:style-name="P14"><text:tab/><text:span text:style-name="T7">Escopo: passagem 1</text:span></text:p>
      <text:p text:style-name="P14"><text:tab/><text:span text:style-name="T9">Estática</text:span></text:p>
      <text:p text:style-name="P14"><text:span text:style-name="T1"><text:tab/>mnemônico, opcode, tamanho = quantidade de operandos + 1, tipo de operandos, </text:span></text:p>
      <text:p text:style-name="P4">Directives Table</text:p>
      <text:p text:style-name="P2"><text:tab/><text:span text:style-name="T7">Escopo: passagem 1</text:span></text:p>
      <text:p text:style-name="P2"><text:tab/><text:span text:style-name="T9">Estática</text:span></text:p>
      <text:p text:style-name="P4">Symbol Table</text:p>
      <text:p text:style-name="P13"><text:tab/><text:span text:style-name="T7">Escopo: passagem 1</text:span><text:tab/></text:p>
      <text:p text:style-name="P13"><text:tab/><text:span text:style-name="T9">Dinâmica</text:span></text:p>
      <text:p text:style-name="P13"><text:span text:style-name="T2"><text:tab/>Label, endereço, Defined/Undefined, lista de uso(ponteiros \o/), quantidade de elementos no vetor definido por uma diretiva SPACE,</text:span></text:p>
      <text:p text:style-name="P13"><text:tab/><text:span text:style-name="T11">Operações: Insert, Search</text:span></text:p>
      <text:p text:style-name="P2"><text:tab/><text:span text:style-name="T2">Antes de incluir um label na tabela deve-se checar se o mesmo já não existe e indicar o erro. Ação a ser tomada: A partir do momento em que a segunda definição do rótulo é encontrada, armazenar um número inválido ao invés do endereço para aquele rótulo. Indicar código de erro na symbol table </text:span><text:soft-page-break/><text:span text:style-name="T2">com o número de definições do rótulo. Atualizar esse rótulo na flag da estrutura de dados para gerenciamento de erros.</text:span><text:span text:style-name="T8"><text:tab/></text:span></text:p>
      <text:p text:style-name="P12"/>
      <text:p text:style-name="P5">Estrutura para armazenar <text:span text:style-name="T5">instruções d</text:span>o arquivo de saída antes da escrita em disco</text:p>
      <text:p text:style-name="P3"><text:tab/><text:span text:style-name="T4">Carregar caracter especial no inicio do arquivo de saída caso exista algum erro. </text:span></text:p>
      <text:p text:style-name="P3"><text:tab/><text:span text:style-name="T4">Struct para cada linha de código objeto?</text:span></text:p>
      <text:p text:style-name="P6">Estrutura para armazenar <text:span text:style-name="T5">dados d</text:span>o arquivo de saída antes da escrita em disco</text:p>
      <text:p text:style-name="P9"/>
      <text:p text:style-name="P9"/>
      <text:p text:style-name="P7">Error Table</text:p>
      <text:p text:style-name="P17"><text:tab/><text:span text:style-name="T7">Escopo: Main, passada por referência</text:span></text:p>
      <text:p text:style-name="P17"><text:tab/><text:span text:style-name="T10">Dinâmica</text:span></text:p>
      <text:p text:style-name="P17"><text:span text:style-name="T3"><text:tab/>Código de erro, linha em que o erro ocorre, mensagem de erro, </text:span>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7:48.944589016</meta:creation-date>
    <dc:date>2017-09-22T11:05:16.570045553</dc:date>
    <meta:editing-duration>PT8H20M23S</meta:editing-duration>
    <meta:editing-cycles>16</meta:editing-cycles>
    <meta:generator>LibreOffice/4.3.3.2$Linux_X86_64 LibreOffice_project/430m0$Build-2</meta:generator>
    <meta:document-statistic meta:table-count="0" meta:image-count="0" meta:object-count="0" meta:page-count="2" meta:paragraph-count="31" meta:word-count="216" meta:character-count="1359" meta:non-whitespace-character-count="1149"/>
  </office:meta>
</office:document-meta>
</file>